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 style:list-style-name="WWNum1">
      <style:paragraph-properties style:vertical-align="baseline"/>
    </style:style>
    <style:style style:name="P4" style:family="paragraph" style:parent-style-name="Standard" style:list-style-name="WWNum2">
      <style:paragraph-properties style:vertical-align="baseline"/>
    </style:style>
    <style:style style:name="P5" style:family="paragraph" style:parent-style-name="Standard" style:list-style-name="WWNum3">
      <style:paragraph-properties style:vertical-align="baseline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 style:list-style-name="WWNum4">
      <style:paragraph-properties fo:margin-left="1in" fo:margin-right="0in" fo:text-indent="-0.25in" style:auto-text-indent="false" style:vertical-align="baselin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>
      <loext:graphic-properties draw:fill="solid" draw:fill-color="#f0f0f0"/>
      <style:paragraph-properties fo:text-align="center"/>
    </style:style>
    <style:style style:name="T1" style:family="text">
      <style:text-properties fo:color="#000000"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2" style:family="text">
      <style:text-properties fo:color="#000000" style:font-name="Times New Roman" fo:font-size="11pt" style:font-size-asian="11pt" style:font-name-complex="Times New Roman1" style:font-size-complex="11pt"/>
    </style:style>
    <style:style style:name="T3" style:family="text"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T4" style:family="text">
      <style:text-properties fo:color="#000000"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T5" style:family="text">
      <style:text-properties fo:color="#000000" style:font-name="Times New Roman" fo:font-size="11pt" fo:font-style="italic" fo:font-weight="bold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T6" style:family="text">
      <style:text-properties fo:color="#000000"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T7" style:family="text">
      <style:text-properties fo:color="#000000" style:font-name="Times New Roman" fo:font-size="11pt" fo:background-color="#ffffff" loext:char-shading-value="0" style:font-size-asian="11pt" style:font-name-complex="Times New Roman1" style:font-size-complex="11pt"/>
    </style:style>
    <style:style style:name="T8" style:family="text">
      <style:text-properties fo:color="#000000"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T9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style:use-window-font-color="true" style:font-name="Times New Roman" fo:font-size="11pt" style:font-size-asian="11pt" style:font-name-complex="Times New Roman1" style:font-size-complex="11pt"/>
    </style:style>
    <style:style style:name="gr1" style:family="graphic">
      <style:graphic-properties draw:stroke="none" svg:stroke-width="0in" draw:fill="solid" draw:fill-color="#f0f0f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Marin P. Marinov</text:span></text:p>
      <text:p text:style-name="Standard"><text:span text:style-name="T2">Cell: (347)-595-2552 <text:s text:c="100"/></text:span><text:span text:style-name="T11">25 hillside avenue,</text:span></text:p>
      <text:p text:style-name="Standard"><text:span text:style-name="T11">Marin.Marinov38@myhunter.cuny.edu <text:s text:c="71"/></text:span><text:span text:style-name="T2">NY, NY, 10040</text:span></text:p>
      <text:p text:style-name="Standard"><draw:rect text:anchor-type="as-char" style:rel-width="100%" draw:z-index="0" draw:style-name="gr1" draw:text-style-name="P9" svg:width="0.0012in" svg:height="0.0213in"><text:p/></draw:rect></text:p>
      <text:p text:style-name="P2"/>
      <text:p text:style-name="Standard"><text:span text:style-name="T8">Education</text:span></text:p>
      <text:p text:style-name="Standard"><text:span text:style-name="T4">Macaulay Honors College at Hunter College <text:s text:c="60"/>GPA: 4.0</text:span></text:p>
      <text:p text:style-name="Standard"><text:span text:style-name="T2">Bachelor of arts in Computer Science, Expected Graduation: May 2021</text:span></text:p>
      <text:p text:style-name="P2"/>
      <text:p text:style-name="Standard"><text:span text:style-name="T4">Manhattan Hunter Science High School <text:s text:c="68"/>GPA: 4.0</text:span></text:p>
      <text:p text:style-name="Standard"><text:span text:style-name="T2">Advanced Regents Designation with Mastery in Science and Mathematics/ Honors Graduate.</text:span></text:p>
      <text:p text:style-name="Standard"><text:span text:style-name="T2">Graduated: June 2017</text:span></text:p>
      <text:p text:style-name="P2"/>
      <text:p text:style-name="Standard"><text:span text:style-name="T8">Honors and Awards</text:span><text:span text:style-name="T4"> </text:span></text:p>
      <text:p text:style-name="Standard"><text:span text:style-name="T2">Full Merit scholarship in Macaulay Honors College (4 years)</text:span></text:p>
      <text:p text:style-name="Standard"><text:span text:style-name="T2">Cooper Union Summer Stem 2016 Digital Logic Design Completion Certificate</text:span></text:p>
      <text:p text:style-name="Standard"><text:span text:style-name="T2">Research Techniques Facility (RTF) certificate</text:span></text:p>
      <text:p text:style-name="Standard"><text:span text:style-name="T2">Member of Honors Society Certificate </text:span></text:p>
      <text:p text:style-name="P2"/>
      <text:p text:style-name="Standard"><text:span text:style-name="T8">Relevant Coursework</text:span></text:p>
      <text:p text:style-name="Standard"><text:span text:style-name="T2">Calculus with Analytic Geometry I &amp; II <text:s text:c="30"/>Software Design and Analysis I  </text:span></text:p>
      <text:p text:style-name="Standard"><text:span text:style-name="T2">Discrete Structures <text:s text:c="63"/>Applied Statistics</text:span></text:p>
      <text:p text:style-name="P2"/>
      <text:p text:style-name="Standard"><text:span text:style-name="T8">Experience </text:span></text:p>
      <text:p text:style-name="Standard"><text:span text:style-name="T5">Calculus and Computer Science Tutor</text:span><text:span text:style-name="T4">; Dolciani Math Learning Center, New York, NY Sep 2017-Present</text:span></text:p>
      <text:list xml:id="list3715985076" text:style-name="WWNum1">
        <text:list-item>
          <text:p text:style-name="P3"><text:span text:style-name="T2">Answered questions and helped students interpret theorems and solve problems</text:span></text:p>
        </text:list-item>
        <text:list-item>
          <text:p text:style-name="P3"><text:span text:style-name="T2">Conducted boot camps during the winter session to prepare students for their upcoming Math class in the spring</text:span></text:p>
        </text:list-item>
        <text:list-item>
          <text:p text:style-name="P3"><text:span text:style-name="T7">Guided students to learn how to confidently solve complex math problems on their own"</text:span></text:p>
        </text:list-item>
      </text:list>
      <text:p text:style-name="Standard"><text:span text:style-name="T5">Engineer</text:span><text:span text:style-name="T4">; Member of the Cooper Union Summer STEM Digital Logic Design Group, The Cooper Union, New York, NY July-August 2016</text:span></text:p>
      <text:list xml:id="list351751773" text:style-name="WWNum2">
        <text:list-item>
          <text:p text:style-name="P4"><text:span text:style-name="T2">Went through a six-week intensive electrical engineering course learning digital logic and working on projects involving circuits.</text:span></text:p>
        </text:list-item>
        <text:list-item>
          <text:p text:style-name="P4"><text:span text:style-name="T2">Learned circuit design, used flip flops, built circuits, and became familiar with Boolean algebra</text:span></text:p>
        </text:list-item>
        <text:list-item>
          <text:p text:style-name="P4"><text:span text:style-name="T2">Used Arduino to program a glove to control the movements of a small drone</text:span></text:p>
        </text:list-item>
      </text:list>
      <text:p text:style-name="Standard"><text:span text:style-name="T5">Volunteer</text:span><text:span text:style-name="T4">; Church of the Mediator, 260 West 231st Street, Bronx, 10463, August - October 2016</text:span></text:p>
      <text:list xml:id="list379805143" text:style-name="WWNum3">
        <text:list-item>
          <text:p text:style-name="P5"><text:span text:style-name="T2">Assisted candidates for citizenship with examination preparation</text:span></text:p>
        </text:list-item>
        <text:list-item>
          <text:p text:style-name="P5"><text:span text:style-name="T2">Provided study materials to the candidates and conducted mock interviews with candidates</text:span></text:p>
        </text:list-item>
      </text:list>
      <text:p text:style-name="Standard"><text:span text:style-name="T9">Projects</text:span></text:p>
      <text:p text:style-name="P6"><text:span text:style-name="T5">Statistical calculator - </text:span><text:span text:style-name="T4">Personal Project</text:span><text:span text:style-name="T5"> </text:span></text:p>
      <text:list xml:id="list2075345913" text:style-name="WWNum4">
        <text:list-item>
          <text:p text:style-name="P7"><text:span text:style-name="T2">Created a statistical calculator that can calculate one variable statistics, find confidence intervals, calculate correlation coefficient, perform simple hypothesis testing and even contains its own formula sheet </text:span><text:bookmark text:name="_GoBack"/><text:span text:style-name="T2">using C++</text:span></text:p>
        </text:list-item>
      </text:list>
      <text:p text:style-name="Standard"><text:span text:style-name="T9">Skills</text:span><text:span text:style-name="T4">: </text:span><text:span text:style-name="T2">Proficient in Microsoft PowerPoint, Excel, and Word, programmed in Python, C++, C#, proficient at Multisim, GitHub; familiar with Photoshop. </text:span><text:span text:style-name="T6">Languages</text:span><text:span text:style-name="T2">: Bulgarian, Elementary Spanish</text:span></text:p>
      <text:p text:style-name="P1"><text:span text:style-name="T5">References Available Upon Request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1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8</meta:editing-cycles>
    <meta:creation-date>2018-05-15T05:24:00</meta:creation-date>
    <dc:date>2018-05-21T17:55:48.248034773</dc:date>
    <meta:editing-duration>PT5M4S</meta:editing-duration>
    <meta:generator>LibreOffice/6.0.3.2$Linux_X86_64 LibreOffice_project/00m0$Build-2</meta:generator>
    <meta:document-statistic meta:table-count="0" meta:image-count="0" meta:object-count="0" meta:page-count="1" meta:paragraph-count="35" meta:word-count="330" meta:character-count="2684" meta:non-whitespace-character-count="19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